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8b57" officeooo:paragraph-rsid="000f8b57"/>
    </style:style>
    <style:style style:name="P2" style:family="paragraph" style:parent-style-name="Standard">
      <style:text-properties fo:font-size="14pt" fo:font-weight="bold" officeooo:rsid="000f8b57" officeooo:paragraph-rsid="000f8b57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officeooo:rsid="000f8b57" officeooo:paragraph-rsid="000f8b57"/>
    </style:style>
    <style:style style:name="P4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Dictionary</text:p>
      <text:p text:style-name="P1"/>
      <text:p text:style-name="P3">=========================================</text:p>
      <text:p text:style-name="Preformatted_20_Text">Dataset characteristics</text:p>
      <text:p text:style-name="Preformatted_20_Text">========================================= <text:s text:c="6"/></text:p>
      <text:p text:style-name="Preformatted_20_Text">day.csv have the following fields:</text:p>
      <text:p text:style-name="Preformatted_20_Text"><text:s text:c="8"/></text:p>
      <text:p text:style-name="Preformatted_20_Text"><text:s text:c="8"/>- instant: record index</text:p>
      <text:p text:style-name="Preformatted_20_Text"><text:s text:c="8"/>- dteday : date</text:p>
      <text:p text:style-name="Preformatted_20_Text"><text:s text:c="8"/>- season : season (1:spring, 2:summer, 3:fall, 4:winter)</text:p>
      <text:p text:style-name="Preformatted_20_Text"><text:s text:c="8"/>- yr : year (0: 2018, 1:2019)</text:p>
      <text:p text:style-name="Preformatted_20_Text"><text:s text:c="8"/>- mnth : month ( 1 to 12)</text:p>
      <text:p text:style-name="Preformatted_20_Text"><text:s text:c="8"/>- holiday : weather day is a holiday or not (extracted from http://dchr.dc.gov/page/holiday-schedule)</text:p>
      <text:p text:style-name="Preformatted_20_Text"><text:s text:c="8"/>- weekday : day of the week</text:p>
      <text:p text:style-name="Preformatted_20_Text"><text:s text:c="8"/>- workingday : if day is neither weekend nor holiday is 1, otherwise is 0.</text:p>
      <text:p text:style-name="Preformatted_20_Text"><text:s text:c="8"/>+ weathersit : </text:p>
      <text:p text:style-name="Preformatted_20_Text"><text:s text:c="16"/>- 1: Clear, Few clouds, Partly cloudy, Partly cloudy</text:p>
      <text:p text:style-name="Preformatted_20_Text"><text:s text:c="16"/>- 2: Mist + Cloudy, Mist + Broken clouds, Mist + Few clouds, Mist</text:p>
      <text:p text:style-name="Preformatted_20_Text"><text:s text:c="16"/>- 3: Light Snow, Light Rain + Thunderstorm + Scattered clouds, Light Rain + Scattered clouds</text:p>
      <text:p text:style-name="Preformatted_20_Text"><text:s text:c="16"/>- 4: Heavy Rain + Ice Pallets + Thunderstorm + Mist, Snow + Fog</text:p>
      <text:p text:style-name="Preformatted_20_Text"><text:s text:c="8"/>- temp : temperature in Celsius</text:p>
      <text:p text:style-name="Preformatted_20_Text"><text:s text:c="8"/>- atemp: feeling temperature in Celsius</text:p>
      <text:p text:style-name="Preformatted_20_Text"><text:s text:c="8"/>- hum: humidity</text:p>
      <text:p text:style-name="Preformatted_20_Text"><text:s text:c="8"/>- windspeed: wind speed</text:p>
      <text:p text:style-name="Preformatted_20_Text"><text:s text:c="8"/>- casual: count of casual users</text:p>
      <text:p text:style-name="Preformatted_20_Text"><text:s text:c="8"/>- registered: count of registered users</text:p>
      <text:p text:style-name="Preformatted_20_Text"><text:s text:c="8"/>- cnt: count of total rental bikes including both casual and registered</text:p>
      <text:p text:style-name="Preformatted_20_Text"><text:s text:c="8"/></text:p>
      <text:p text:style-name="Preformatted_20_Text">=========================================</text:p>
      <text:p text:style-name="Preformatted_20_Text">License</text:p>
      <text:p text:style-name="Preformatted_20_Text">=========================================</text:p>
      <text:p text:style-name="Preformatted_20_Text">Use of this dataset in publications must be cited to the following publication:</text:p>
      <text:p text:style-name="Preformatted_20_Text"/>
      <text:p text:style-name="Preformatted_20_Text">[1] Fanaee-T, Hadi, and Gama, Joao, "Event labeling combining ensemble detectors and background knowledge", Progress in Artificial Intelligence (2013): pp. 1-15, Springer Berlin Heidelberg, doi:10.1007/s13748-013-0040-3.</text:p>
      <text:p text:style-name="Preformatted_20_Text"/>
      <text:p text:style-name="Preformatted_20_Text">@article{</text:p>
      <text:p text:style-name="Preformatted_20_Text"><text:s text:c="8"/>year={2013},</text:p>
      <text:p text:style-name="Preformatted_20_Text"><text:s text:c="8"/>issn={2192-6352},</text:p>
      <text:p text:style-name="Preformatted_20_Text"><text:s text:c="8"/>journal={Progress in Artificial Intelligence},</text:p>
      <text:p text:style-name="Preformatted_20_Text"><text:s text:c="8"/>doi={10.1007/s13748-013-0040-3},</text:p>
      <text:p text:style-name="Preformatted_20_Text"><text:s text:c="8"/>title={Event labeling combining ensemble detectors and background knowledge},</text:p>
      <text:p text:style-name="Preformatted_20_Text"><text:s text:c="8"/>url={http://dx.doi.org/10.1007/s13748-013-0040-3},</text:p>
      <text:p text:style-name="Preformatted_20_Text"><text:s text:c="8"/>publisher={Springer Berlin Heidelberg},</text:p>
      <text:p text:style-name="Preformatted_20_Text"><text:s text:c="8"/>keywords={Event labeling; Event detection; Ensemble learning; Background knowledge},</text:p>
      <text:p text:style-name="Preformatted_20_Text"><text:s text:c="8"/>author={Fanaee-T, Hadi and Gama, Joao},</text:p>
      <text:p text:style-name="Preformatted_20_Text"><text:s text:c="8"/>pages={1-15}</text:p>
      <text:p text:style-name="Preformatted_20_Text">}</text:p>
      <text:p text:style-name="Preformatted_20_Text"/>
      <text:p text:style-name="Preformatted_20_Text">=========================================</text:p>
      <text:p text:style-name="Preformatted_20_Text">Contact</text:p>
      <text:p text:style-name="Preformatted_20_Text">=========================================</text:p>
      <text:p text:style-name="Preformatted_20_Text"><text:s text:c="8"/></text:p>
      <text:p text:style-name="P4">For further information about this dataset please contact Hadi Fanaee-T (hadi.fanaee@fe.up.pt)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3T16:55:41.521612782</meta:creation-date>
    <dc:date>2021-10-23T16:56:32.352028615</dc:date>
    <meta:editing-duration>PT51S</meta:editing-duration>
    <meta:editing-cycles>1</meta:editing-cycles>
    <meta:document-statistic meta:table-count="0" meta:image-count="0" meta:object-count="0" meta:page-count="2" meta:paragraph-count="49" meta:word-count="266" meta:character-count="2332" meta:non-whitespace-character-count="1808"/>
    <meta:generator>LibreOffice/6.0.7.3$Linux_X86_64 LibreOffice_project/00m0$Build-3</meta:generator>
  </office:meta>
</office:document-meta>
</file>